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801cm"/>
    </style:style>
    <style:style style:name="co2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2.589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2.672cm"/>
    </style:style>
    <style:style style:name="co11" style:family="table-column">
      <style:table-column-properties fo:break-before="auto" style:column-width="6.613cm"/>
    </style:style>
    <style:style style:name="co12" style:family="table-column">
      <style:table-column-properties fo:break-before="auto" style:column-width="2.87cm"/>
    </style:style>
    <style:style style:name="co13" style:family="table-column">
      <style:table-column-properties fo:break-before="auto" style:column-width="5.009cm"/>
    </style:style>
    <style:style style:name="co14" style:family="table-column">
      <style:table-column-properties fo:break-before="auto" style:column-width="3.574cm"/>
    </style:style>
    <style:style style:name="co15" style:family="table-column">
      <style:table-column-properties fo:break-before="auto" style:column-width="2.477cm"/>
    </style:style>
    <style:style style:name="co16" style:family="table-column">
      <style:table-column-properties fo:break-before="auto" style:column-width="5.516cm"/>
    </style:style>
    <style:style style:name="co17" style:family="table-column">
      <style:table-column-properties fo:break-before="auto" style:column-width="8.444cm"/>
    </style:style>
    <style:style style:name="co18" style:family="table-column">
      <style:table-column-properties fo:break-before="auto" style:column-width="8.216cm"/>
    </style:style>
    <style:style style:name="co19" style:family="table-column">
      <style:table-column-properties fo:break-before="auto" style:column-width="8.83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74cm" fo:break-before="auto" style:use-optimal-row-height="true"/>
    </style:style>
    <style:style style:name="ro3" style:family="table-row">
      <style:table-row-properties style:row-height="4.803cm" fo:break-before="auto" style:use-optimal-row-height="true"/>
    </style:style>
    <style:style style:name="ro4" style:family="table-row">
      <style:table-row-properties style:row-height="2.434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3.844cm" fo:break-before="auto" style:use-optimal-row-height="true"/>
    </style:style>
    <style:style style:name="ro7" style:family="table-row">
      <style:table-row-properties style:row-height="2.895cm" fo:break-before="auto" style:use-optimal-row-height="true"/>
    </style:style>
    <style:style style:name="ta2" style:family="table" style:master-page-name="PageStyle_5f_Buildings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Units">
      <style:table-properties table:display="true" style:writing-mode="lr-tb"/>
    </style:style>
    <number:percentage-style style:name="N8010" number:language="en" number:country="NZ">
      <number:number number:decimal-places="0" number:min-integer-digits="1"/>
      <number:text>%</number:text>
    </number:percentage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15" style:family="table-cell" style:parent-style-name="Excel_20_Built-in_20_Normal">
      <style:table-cell-properties style:diagonal-bl-tr="none" style:diagonal-tl-br="none" style:rotation-align="none"/>
    </style:style>
    <style:style style:name="ce1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7" style:family="table-cell" style:parent-style-name="Excel_20_Built-in_20_Normal">
      <style:table-cell-properties fo:border-bottom="none" fo:background-color="#92d05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none" fo:background-color="#92d050" style:diagonal-bl-tr="none" style:diagonal-tl-br="none" fo:border-left="0.035cm solid #000000" fo:border-right="none" style:rotation-align="none" fo:border-top="none"/>
    </style:style>
    <style:style style:name="ce19" style:family="table-cell" style:parent-style-name="Excel_20_Built-in_20_Normal">
      <style:table-cell-properties fo:border-bottom="none" fo:background-color="#92d050" style:diagonal-bl-tr="none" style:diagonal-tl-br="none" fo:border-left="none" fo:border-right="none" style:rotation-align="none" fo:border-top="0.035cm solid #000000"/>
    </style:style>
    <style:style style:name="ce20" style:family="table-cell" style:parent-style-name="Excel_20_Built-in_20_Normal">
      <style:table-cell-properties fo:background-color="#92d050" style:diagonal-bl-tr="none" style:diagonal-tl-br="none" style:rotation-align="none"/>
    </style:style>
    <style:style style:name="ce21" style:family="table-cell" style:parent-style-name="Excel_20_Built-in_20_Normal">
      <style:table-cell-properties fo:border-bottom="0.035cm solid #000000" fo:background-color="#92d050" style:diagonal-bl-tr="none" style:diagonal-tl-br="none" fo:border-left="none" fo:border-right="none" style:rotation-align="none" fo:border-top="none"/>
    </style:style>
    <style:style style:name="ce22" style:family="table-cell" style:parent-style-name="Excel_20_Built-in_20_Normal">
      <style:table-cell-properties fo:border-bottom="none" fo:background-color="#92d050" style:diagonal-bl-tr="none" style:diagonal-tl-br="none" fo:border-left="0.035cm solid #000000" fo:border-right="none" style:rotation-align="none" fo:border-top="0.035cm solid #000000"/>
    </style:style>
    <style:style style:name="ce23" style:family="table-cell" style:parent-style-name="Excel_20_Built-in_20_Normal">
      <style:table-cell-properties fo:border-bottom="0.035cm solid #000000" fo:background-color="#92d050" style:diagonal-bl-tr="none" style:diagonal-tl-br="none" fo:border-left="0.035cm solid #000000" fo:border-right="none" style:rotation-align="none" fo:border-top="none"/>
    </style:style>
    <style:style style:name="ce24" style:family="table-cell" style:parent-style-name="Excel_20_Built-in_20_Normal">
      <style:table-cell-properties fo:border-bottom="none" fo:background-color="#92d05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>
      <style:table-cell-properties fo:border-bottom="none" fo:background-color="#92d050" style:diagonal-bl-tr="none" style:diagonal-tl-br="none" fo:border-left="0.035cm solid #000000" fo:border-right="0.035cm solid #000000" style:rotation-align="none" fo:border-top="none"/>
    </style:style>
    <style:style style:name="ce26" style:family="table-cell" style:parent-style-name="Excel_20_Built-in_20_Normal">
      <style:table-cell-properties fo:border-bottom="none" fo:background-color="#92d050" style:diagonal-bl-tr="none" style:diagonal-tl-br="none" fo:border-left="0.035cm solid #000000" fo:border-right="0.035cm solid #000000" style:rotation-align="none" fo:border-top="0.035cm solid #000000"/>
    </style:style>
    <style:style style:name="ce27" style:family="table-cell" style:parent-style-name="Excel_20_Built-in_20_Normal">
      <style:table-cell-properties fo:border-bottom="0.035cm solid #000000" fo:background-color="#92d050" style:diagonal-bl-tr="none" style:diagonal-tl-br="none" fo:border-left="0.035cm solid #000000" fo:border-right="0.035cm solid #000000" style:rotation-align="none" fo:border-top="none"/>
    </style:style>
    <style:style style:name="ce28" style:family="table-cell" style:parent-style-name="Excel_20_Built-in_20_Normal">
      <style:table-cell-properties fo:border-bottom="none" fo:background-color="#ffc000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Excel_20_Built-in_20_Normal">
      <style:table-cell-properties fo:background-color="#ffc000" style:diagonal-bl-tr="none" style:diagonal-tl-br="none" style:rotation-align="none"/>
    </style:style>
    <style:style style:name="ce30" style:family="table-cell" style:parent-style-name="Excel_20_Built-in_20_Normal">
      <style:table-cell-properties fo:border-bottom="none" fo:background-color="#ffc000" style:diagonal-bl-tr="none" style:diagonal-tl-br="none" fo:border-left="0.035cm solid #000000" fo:border-right="0.035cm solid #000000" style:rotation-align="none" fo:border-top="0.035cm solid #000000"/>
    </style:style>
    <style:style style:name="ce31" style:family="table-cell" style:parent-style-name="Excel_20_Built-in_20_Normal">
      <style:table-cell-properties fo:border-bottom="none" fo:background-color="#ffc000" style:diagonal-bl-tr="none" style:diagonal-tl-br="none" fo:border-left="0.035cm solid #000000" fo:border-right="0.035cm solid #000000" style:rotation-align="none" fo:border-top="none"/>
    </style:style>
    <style:style style:name="ce32" style:family="table-cell" style:parent-style-name="Excel_20_Built-in_20_Normal">
      <style:table-cell-properties fo:border-bottom="0.035cm solid #000000" fo:background-color="#ffc000" style:diagonal-bl-tr="none" style:diagonal-tl-br="none" fo:border-left="0.035cm solid #000000" fo:border-right="0.035cm solid #000000" style:rotation-align="none" fo:border-top="none"/>
    </style:style>
    <style:style style:name="ce33" style:family="table-cell" style:parent-style-name="Excel_20_Built-in_20_Normal">
      <style:table-cell-properties fo:border-bottom="none" fo:background-color="#ffc000" style:diagonal-bl-tr="none" style:diagonal-tl-br="none" fo:border-left="none" fo:border-right="none" style:rotation-align="none" fo:border-top="0.035cm solid #000000"/>
    </style:style>
    <style:style style:name="ce34" style:family="table-cell" style:parent-style-name="Excel_20_Built-in_20_Normal">
      <style:table-cell-properties fo:border-bottom="0.035cm solid #000000" fo:background-color="#ffc000" style:diagonal-bl-tr="none" style:diagonal-tl-br="none" fo:border-left="none" fo:border-right="none" style:rotation-align="none" fo:border-top="none"/>
    </style:style>
    <style:style style:name="ce35" style:family="table-cell" style:parent-style-name="Excel_20_Built-in_20_Normal">
      <style:table-cell-properties fo:border-bottom="none" fo:background-color="#ffc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 style:data-style-name="N8010">
      <style:table-cell-properties fo:border-bottom="none" fo:background-color="#ffc000" style:diagonal-bl-tr="none" style:diagonal-tl-br="none" fo:border-left="0.035cm solid #000000" fo:border-right="0.035cm solid #000000" style:rotation-align="none" fo:border-top="0.035cm solid #000000"/>
    </style:style>
    <style:style style:name="ce37" style:family="table-cell" style:parent-style-name="Excel_20_Built-in_20_Normal" style:data-style-name="N8010">
      <style:table-cell-properties fo:border-bottom="none" fo:background-color="#ffc000" style:diagonal-bl-tr="none" style:diagonal-tl-br="none" fo:border-left="0.035cm solid #000000" fo:border-right="0.035cm solid #000000" style:rotation-align="none" fo:border-top="none"/>
    </style:style>
    <style:style style:name="ce38" style:family="table-cell" style:parent-style-name="Excel_20_Built-in_20_Normal">
      <style:table-cell-properties fo:border-bottom="none" fo:background-color="#b9cde5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none" fo:background-color="#b9cde5" style:diagonal-bl-tr="none" style:diagonal-tl-br="none" fo:border-left="0.035cm solid #000000" fo:border-right="none" style:rotation-align="none" fo:border-top="none"/>
    </style:style>
    <style:style style:name="ce40" style:family="table-cell" style:parent-style-name="Excel_20_Built-in_20_Normal">
      <style:table-cell-properties fo:border-bottom="none" fo:background-color="#b9cde5" style:diagonal-bl-tr="none" style:diagonal-tl-br="none" fo:border-left="none" fo:border-right="none" style:rotation-align="none" fo:border-top="0.035cm solid #000000"/>
    </style:style>
    <style:style style:name="ce41" style:family="table-cell" style:parent-style-name="Excel_20_Built-in_20_Normal">
      <style:table-cell-properties fo:background-color="#b9cde5" style:diagonal-bl-tr="none" style:diagonal-tl-br="none" style:rotation-align="none"/>
    </style:style>
    <style:style style:name="ce42" style:family="table-cell" style:parent-style-name="Excel_20_Built-in_20_Normal">
      <style:table-cell-properties fo:border-bottom="0.035cm solid #000000" fo:background-color="#b9cde5" style:diagonal-bl-tr="none" style:diagonal-tl-br="none" fo:border-left="none" fo:border-right="none" style:rotation-align="none" fo:border-top="none"/>
    </style:style>
    <style:style style:name="ce43" style:family="table-cell" style:parent-style-name="Excel_20_Built-in_20_Normal">
      <style:table-cell-properties fo:background-color="#b9cde5" style:diagonal-bl-tr="none" style:diagonal-tl-br="none" fo:border="0.035cm solid #000000" style:rotation-align="none"/>
    </style:style>
    <style:style style:name="ce44" style:family="table-cell" style:parent-style-name="Excel_20_Built-in_20_Normal">
      <style:table-cell-properties fo:border-bottom="0.035cm solid #000000" fo:background-color="#b9cde5" style:diagonal-bl-tr="none" style:diagonal-tl-br="none" fo:border-left="0.035cm solid #000000" fo:border-right="none" style:rotation-align="none" fo:border-top="none"/>
    </style:style>
    <style:style style:name="ce45" style:family="table-cell" style:parent-style-name="Excel_20_Built-in_20_Normal">
      <style:table-cell-properties fo:border-bottom="none" fo:background-color="#b9cde5" style:diagonal-bl-tr="none" style:diagonal-tl-br="none" fo:border-left="0.035cm solid #000000" fo:border-right="none" style:rotation-align="none" fo:border-top="0.035cm solid #000000"/>
    </style:style>
    <style:style style:name="ce46" style:family="table-cell" style:parent-style-name="Excel_20_Built-in_20_Normal">
      <style:table-cell-properties fo:border-bottom="none" fo:background-color="#b9cde5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none" fo:background-color="#b9cde5" style:diagonal-bl-tr="none" style:diagonal-tl-br="none" fo:border-left="0.035cm solid #000000" fo:border-right="0.035cm solid #000000" style:rotation-align="none" fo:border-top="none"/>
    </style:style>
    <style:style style:name="ce48" style:family="table-cell" style:parent-style-name="Excel_20_Built-in_20_Normal">
      <style:table-cell-properties fo:border-bottom="none" fo:background-color="#b9cde5" style:diagonal-bl-tr="none" style:diagonal-tl-br="none" fo:border-left="0.035cm solid #000000" fo:border-right="0.035cm solid #000000" style:rotation-align="none" fo:border-top="0.035cm solid #000000"/>
    </style:style>
    <style:style style:name="ce49" style:family="table-cell" style:parent-style-name="Excel_20_Built-in_20_Normal">
      <style:table-cell-properties fo:border-bottom="0.035cm solid #000000" fo:background-color="#b9cde5" style:diagonal-bl-tr="none" style:diagonal-tl-br="none" fo:border-left="0.035cm solid #000000" fo:border-right="0.035cm solid #000000" style:rotation-align="none" fo:border-top="none"/>
    </style:style>
    <style:style style:name="ce50" style:family="table-cell" style:parent-style-name="Excel_20_Built-in_20_Normal" style:data-style-name="N8010">
      <style:table-cell-properties fo:border-bottom="none" fo:background-color="#b9cde5" style:diagonal-bl-tr="none" style:diagonal-tl-br="none" fo:border-left="0.035cm solid #000000" fo:border-right="0.035cm solid #000000" style:rotation-align="none" fo:border-top="none"/>
    </style:style>
    <style:style style:name="ce51" style:family="table-cell" style:parent-style-name="Excel_20_Built-in_20_Normal">
      <style:table-cell-properties fo:border-bottom="none" fo:background-color="#e6b9b8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none" fo:background-color="#e6b9b8" style:diagonal-bl-tr="none" style:diagonal-tl-br="none" fo:border-left="0.035cm solid #000000" fo:border-right="none" style:rotation-align="none" fo:border-top="none"/>
    </style:style>
    <style:style style:name="ce53" style:family="table-cell" style:parent-style-name="Excel_20_Built-in_20_Normal">
      <style:table-cell-properties fo:border-bottom="none" fo:background-color="#e6b9b8" style:diagonal-bl-tr="none" style:diagonal-tl-br="none" fo:border-left="0.035cm solid #000000" fo:border-right="0.035cm solid #000000" style:rotation-align="none" fo:border-top="0.035cm solid #000000"/>
    </style:style>
    <style:style style:name="ce54" style:family="table-cell" style:parent-style-name="Excel_20_Built-in_20_Normal">
      <style:table-cell-properties fo:border-bottom="none" fo:background-color="#e6b9b8" style:diagonal-bl-tr="none" style:diagonal-tl-br="none" fo:border-left="0.035cm solid #000000" fo:border-right="0.035cm solid #000000" style:rotation-align="none" fo:border-top="none"/>
    </style:style>
    <style:style style:name="ce55" style:family="table-cell" style:parent-style-name="Excel_20_Built-in_20_Normal">
      <style:table-cell-properties fo:border-bottom="0.035cm solid #000000" fo:background-color="#e6b9b8" style:diagonal-bl-tr="none" style:diagonal-tl-br="none" fo:border-left="0.035cm solid #000000" fo:border-right="0.035cm solid #000000" style:rotation-align="none" fo:border-top="none"/>
    </style:style>
    <style:style style:name="ce56" style:family="table-cell" style:parent-style-name="Excel_20_Built-in_20_Normal">
      <style:table-cell-properties fo:border-bottom="none" fo:background-color="#e6b9b8" style:diagonal-bl-tr="none" style:diagonal-tl-br="none" fo:border-left="0.035cm solid #000000" fo:border-right="none" style:rotation-align="none" fo:border-top="0.035cm solid #000000"/>
    </style:style>
    <style:style style:name="ce57" style:family="table-cell" style:parent-style-name="Excel_20_Built-in_20_Normal">
      <style:table-cell-properties fo:border-bottom="0.035cm solid #000000" fo:background-color="#e6b9b8" style:diagonal-bl-tr="none" style:diagonal-tl-br="none" fo:border-left="0.035cm solid #000000" fo:border-right="none" style:rotation-align="none" fo:border-top="none"/>
    </style:style>
    <style:style style:name="ce58" style:family="table-cell" style:parent-style-name="Excel_20_Built-in_20_Normal">
      <style:table-cell-properties fo:border-bottom="none" fo:background-color="#e6b9b8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Excel_20_Built-in_20_Normal">
      <style:table-cell-properties style:vertical-align="top"/>
    </style:style>
    <style:style style:name="ce60" style:family="table-cell" style:parent-style-name="Excel_20_Built-in_20_Normal">
      <style:table-cell-properties style:vertical-align="top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63" style:family="table-cell" style:parent-style-name="Excel_20_Built-in_20_Normal">
      <style:table-cell-properties fo:background-color="#ffc00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6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65" style:family="table-cell" style:parent-style-name="Excel_20_Built-in_20_Normal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66" style:family="table-cell" style:parent-style-name="Excel_20_Built-in_20_Normal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67" style:family="table-cell" style:parent-style-name="Excel_20_Built-in_20_Normal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68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69" style:family="table-cell" style:parent-style-name="Excel_20_Built-in_20_Normal">
      <style:table-cell-properties fo:background-color="#e46c0a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nits" table:style-name="ta4" table:print="false">
        <office:forms form:automatic-focus="false" form:apply-design-mode="false"/>
        <table:table-column table:style-name="co15" table:default-cell-style-name="ce59"/>
        <table:table-column table:style-name="co2" table:default-cell-style-name="ce59"/>
        <table:table-column table:style-name="co16" table:default-cell-style-name="ce59"/>
        <table:table-column table:style-name="co17" table:default-cell-style-name="ce62"/>
        <table:table-column table:style-name="co18" table:default-cell-style-name="ce62"/>
        <table:table-column table:style-name="co19" table:default-cell-style-name="ce62"/>
        <table:table-column table:style-name="co2" table:number-columns-repeated="1018" table:default-cell-style-name="ce59"/>
        <table:table-row table:style-name="ro1">
          <table:table-cell table:number-columns-repeated="2"/>
          <table:table-cell table:style-name="ce60" office:value-type="string">
            <text:p>Dark Age</text:p>
          </table:table-cell>
          <table:table-cell table:style-name="ce61" office:value-type="string">
            <text:p>Feudal Age</text:p>
          </table:table-cell>
          <table:table-cell table:style-name="ce61" office:value-type="string">
            <text:p>Castle Age</text:p>
          </table:table-cell>
          <table:table-cell table:style-name="ce61" office:value-type="string">
            <text:p>Mithril A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30 Turns</text:p>
          </table:table-cell>
          <table:table-cell office:value-type="string">
            <text:p>60 Turns</text:p>
          </table:table-cell>
          <table:table-cell office:value-type="string">
            <text:p>120 Turn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60" office:value-type="string">
            <text:p>Melee</text:p>
          </table:table-cell>
          <table:table-cell/>
          <table:table-cell office:value-type="string">
            <text:p>Warrior</text:p>
            <text:p>2/2, 1M, 20H</text:p>
            <text:p>Copper Weapons</text:p>
          </table:table-cell>
          <table:table-cell table:style-name="ce63" office:value-type="string">
            <text:p>Axeman</text:p>
            <text:p>4/4, 1M, 60H</text:p>
            <text:p>Copper/Iron Weapons</text:p>
          </table:table-cell>
          <table:table-cell table:style-name="ce65" office:value-type="string">
            <text:p>Swordsman</text:p>
            <text:p>6/6, 1M, 110H</text:p>
            <text:p>+10% City Attack</text:p>
            <text:p>Iron/Mithril Weapons</text:p>
          </table:table-cell>
          <table:table-cell table:style-name="ce69" office:value-type="string">
            <text:p>Champion</text:p>
            <text:p>8/8, 1M, 200H</text:p>
            <text:p>+10% v Melee</text:p>
            <text:p>Iron/Mithril Weapons</text:p>
          </table:table-cell>
          <table:table-cell table:number-columns-repeated="1018"/>
        </table:table-row>
        <table:table-row table:style-name="ro2">
          <table:table-cell table:style-name="ce60"/>
          <table:table-cell table:number-columns-repeated="2"/>
          <table:table-cell table:style-name="ce64" office:value-type="string">
            <text:p>Spearman </text:p>
            <text:p>3/3, 1M, 40H</text:p>
            <text:p>+20% v Mounted</text:p>
            <text:p>Copper Weapons</text:p>
          </table:table-cell>
          <table:table-cell table:style-name="ce65" office:value-type="string">
            <text:p>Pikeman</text:p>
            <text:p>4/4, 1M, 70H</text:p>
            <text:p>+40% v Mounted</text:p>
            <text:p>Copper/Iron Weapons</text:p>
          </table:table-cell>
          <table:table-cell table:number-columns-repeated="1019"/>
        </table:table-row>
        <table:table-row table:style-name="ro3">
          <table:table-cell table:style-name="ce60"/>
          <table:table-cell table:number-columns-repeated="2"/>
          <table:table-cell table:style-name="ce64" office:value-type="string">
            <text:p>Battering Ram</text:p>
            <text:p>1/1, 1M, 40H</text:p>
            <text:p>Can Bombard City 10%</text:p>
            <text:p>No Pillaging</text:p>
            <text:p>No Defense Bonus</text:p>
            <text:p>No Happiness</text:p>
          </table:table-cell>
          <table:table-cell table:style-name="ce65" office:value-type="string">
            <text:p>Assassin</text:p>
            <text:p>4/2, 2M, ???H</text:p>
            <text:p>+2 Poison</text:p>
            <text:p>1 First Strike</text:p>
            <text:p>Promotion Hidden</text:p>
            <text:p><text:span text:style-name="T2">Promotion Stealth</text:span></text:p>
            <text:p>Promotion Marksman</text:p>
            <text:p>No Weapon Upgrades</text:p>
            <text:p>Cannot Pillage / Take Over City</text:p>
            <text:p/>
          </table:table-cell>
          <table:table-cell table:number-columns-repeated="1019"/>
        </table:table-row>
        <table:table-row table:style-name="ro1" table:number-rows-repeated="5">
          <table:table-cell table:style-name="ce60"/>
          <table:table-cell table:number-columns-repeated="2"/>
          <table:table-cell table:style-name="ce64"/>
          <table:table-cell table:style-name="ce66"/>
          <table:table-cell table:number-columns-repeated="1019"/>
        </table:table-row>
        <table:table-row table:style-name="ro1" table:number-rows-repeated="2">
          <table:table-cell table:style-name="ce60"/>
          <table:table-cell table:number-columns-repeated="1023"/>
        </table:table-row>
        <table:table-row table:style-name="ro4">
          <table:table-cell table:style-name="ce60" office:value-type="string">
            <text:p>Archery</text:p>
          </table:table-cell>
          <table:table-cell table:number-columns-repeated="2"/>
          <table:table-cell table:style-name="ce63" office:value-type="string">
            <text:p>Archer </text:p>
            <text:p>3/5, 1M, 60H</text:p>
            <text:p>1 First Strike</text:p>
            <text:p>+20% Hills Def</text:p>
            <text:p>+20% City Def</text:p>
          </table:table-cell>
          <table:table-cell table:style-name="ce67" office:value-type="string">
            <text:p>Longbowman</text:p>
            <text:p>4/7, 1M, 110H</text:p>
            <text:p>1 First Strike</text:p>
            <text:p>+20% Hills Def</text:p>
            <text:p>+20% City Def</text:p>
          </table:table-cell>
          <table:table-cell table:style-name="ce69" office:value-type="string">
            <text:p>Musketeer</text:p>
            <text:p>9/9, 1M, 220H</text:p>
            <text:p>1 First Strike</text:p>
            <text:p>+20% City Def</text:p>
            <text:p>Requires Gunpowder</text:p>
          </table:table-cell>
          <table:table-cell table:number-columns-repeated="1018"/>
        </table:table-row>
        <table:table-row table:style-name="ro5">
          <table:table-cell table:style-name="ce60"/>
          <table:table-cell table:number-columns-repeated="3"/>
          <table:table-cell table:style-name="ce68"/>
          <table:table-cell table:style-name="ce69" office:value-type="string">
            <text:p>Marksman</text:p>
            <text:p/>
            <text:p>2</text:p>
            <text:p>Promotion Marksman</text:p>
          </table:table-cell>
          <table:table-cell table:number-columns-repeated="1018"/>
        </table:table-row>
        <table:table-row table:style-name="ro1" table:number-rows-repeated="2">
          <table:table-cell table:style-name="ce60"/>
          <table:table-cell table:number-columns-repeated="1023"/>
        </table:table-row>
        <table:table-row table:style-name="ro6">
          <table:table-cell table:style-name="ce60" office:value-type="string">
            <text:p>Mounted</text:p>
          </table:table-cell>
          <table:table-cell table:number-columns-repeated="2"/>
          <table:table-cell table:style-name="ce63" office:value-type="string">
            <text:p>Horseman</text:p>
            <text:p>4/4, 3M, 60H</text:p>
            <text:p>1 First Strike</text:p>
            <text:p>+40% Archers</text:p>
            <text:p>+20% Withdraw</text:p>
            <text:p>No Defense Bonus</text:p>
            <text:p>Requires Horse</text:p>
            <text:p/>
          </table:table-cell>
          <table:table-cell table:style-name="ce65" office:value-type="string">
            <text:p>Knight</text:p>
            <text:p>10/8, 2M, 200H</text:p>
            <text:p>1 First Strike</text:p>
            <text:p>+20% Archer</text:p>
            <text:p>+10% Withdraw</text:p>
            <text:p>No Defense Bonus</text:p>
            <text:p>Requires Horse</text:p>
            <text:p/>
          </table:table-cell>
          <table:table-cell table:style-name="ce66" office:value-type="string">
            <text:p>Heavy Knight (9/9) (220H) 1st Strikes &amp; Immune</text:p>
          </table:table-cell>
          <table:table-cell table:number-columns-repeated="1018"/>
        </table:table-row>
        <table:table-row table:style-name="ro7">
          <table:table-cell table:style-name="ce60"/>
          <table:table-cell table:number-columns-repeated="2"/>
          <table:table-cell table:style-name="ce63" office:value-type="string">
            <text:p>War Elephant</text:p>
            <text:p>7/7, 2M, 100H, Limit: 3</text:p>
            <text:p>Ivory Required</text:p>
            <text:p>No Defense Bonus</text:p>
            <text:p/>
          </table:table-cell>
          <table:table-cell table:style-name="ce65" office:value-type="string">
            <text:p>Horse Archer</text:p>
            <text:p>6/6, 3M, 110H</text:p>
            <text:p>1 First Strike</text:p>
            <text:p>+30% Withdraw</text:p>
            <text:p>No Defense Bonus</text:p>
            <text:p>Requires Horse</text:p>
          </table:table-cell>
          <table:table-cell table:number-columns-repeated="1019"/>
        </table:table-row>
        <table:table-row table:style-name="ro1" table:number-rows-repeated="9">
          <table:table-cell table:style-name="ce60"/>
          <table:table-cell table:number-columns-repeated="1023"/>
        </table:table-row>
        <table:table-row table:style-name="ro1">
          <table:table-cell table:style-name="ce60" office:value-type="string">
            <text:p>Beasts</text:p>
          </table:table-cell>
          <table:table-cell/>
          <table:table-cell office:value-type="string">
            <text:p>Wolf - 2</text:p>
          </table:table-cell>
          <table:table-cell office:value-type="string">
            <text:p>Ogre - (5/3) (150H)</text:p>
          </table:table-cell>
          <table:table-cell table:number-columns-repeated="1020"/>
        </table:table-row>
        <table:table-row table:style-name="ro1">
          <table:table-cell table:style-name="ce60"/>
          <table:table-cell table:number-columns-repeated="2"/>
          <table:table-cell office:value-type="string">
            <text:p>Griffon - (4/4) (100H)</text:p>
          </table:table-cell>
          <table:table-cell table:number-columns-repeated="1020"/>
        </table:table-row>
        <table:table-row table:style-name="ro1">
          <table:table-cell table:style-name="ce60"/>
          <table:table-cell table:number-columns-repeated="1023"/>
        </table:table-row>
        <table:table-row table:style-name="ro6">
          <table:table-cell table:style-name="ce60" office:value-type="string">
            <text:p>Sorcerer</text:p>
          </table:table-cell>
          <table:table-cell table:number-columns-repeated="2"/>
          <table:table-cell office:value-type="string">
            <text:p>Adept</text:p>
            <text:p>3/3, M1, 60H</text:p>
            <text:p><text:span text:style-name="T1">Promotion Channelling 1</text:span></text:p>
            <text:p><text:span text:style-name="T1">Build Mana Nodes</text:span></text:p>
            <text:p>No Weapon Upgrades</text:p>
            <text:p/>
            <text:p/>
          </table:table-cell>
          <table:table-cell office:value-type="string">
            <text:p><text:span text:style-name="T1">Mage</text:span></text:p>
            <text:p>4/4, M1, 110H, Limit 3</text:p>
            <text:p>Promotion Channelling 2</text:p>
            <text:p><text:span text:style-name="T1">Build Mana Nodes</text:span></text:p>
            <text:p>No Weapon Upgrades</text:p>
            <text:p/>
          </table:table-cell>
          <table:table-cell office:value-type="string">
            <text:p>Archmage</text:p>
            <text:p>5/5, M1, 200H, Limit 2</text:p>
            <text:p>Promotion Channelling 3</text:p>
            <text:p><text:span text:style-name="T1">Build Mana Nodes</text:span></text:p>
            <text:p>No Weapon Upgrades</text:p>
            <text:p/>
            <text:p/>
            <text:p/>
          </table:table-cell>
          <table:table-cell table:number-columns-repeated="1018"/>
        </table:table-row>
        <table:table-row table:style-name="ro1" table:number-rows-repeated="3">
          <table:table-cell table:style-name="ce60"/>
          <table:table-cell table:number-columns-repeated="1023"/>
        </table:table-row>
        <table:table-row table:style-name="ro5">
          <table:table-cell table:style-name="ce60" office:value-type="string">
            <text:p>Anti Sorcerer</text:p>
          </table:table-cell>
          <table:table-cell table:number-columns-repeated="2"/>
          <table:table-cell table:style-name="ce64" office:value-type="string">
            <text:p>Hunter (2/2) (100H) </text:p>
            <text:p>(+50% v S) </text:p>
            <text:p>Invisible Scout </text:p>
            <text:p>(Marksman)</text:p>
          </table:table-cell>
          <table:table-cell office:value-type="string">
            <text:p>Assassin (4/4) + (50%vS) (Marksman) (200H)</text:p>
          </table:table-cell>
          <table:table-cell office:value-type="string">
            <text:p>Dark Assassin (6/6) Invisible, Marksman (275H)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ings" table:style-name="ta2" table:print="false">
        <table:table-column table:style-name="co7" table:default-cell-style-name="ce1"/>
        <table:table-column table:style-name="co2" table:default-cell-style-name="Excel_20_Built-in_20_Normal"/>
        <table:table-column table:style-name="co8" table:default-cell-style-name="ce18"/>
        <table:table-column table:style-name="co9" table:default-cell-style-name="ce25"/>
        <table:table-column table:style-name="co10" table:default-cell-style-name="ce29"/>
        <table:table-column table:style-name="co11" table:default-cell-style-name="ce31"/>
        <table:table-column table:style-name="co12" table:default-cell-style-name="ce39"/>
        <table:table-column table:style-name="co13" table:default-cell-style-name="ce47"/>
        <table:table-column table:style-name="co14" table:default-cell-style-name="ce52"/>
        <table:table-column table:style-name="co8" table:default-cell-style-name="ce54"/>
        <table:table-column table:style-name="co2" table:number-columns-repeated="1014" table:default-cell-style-name="Excel_20_Built-in_20_Normal"/>
        <table:table-row table:style-name="ro1">
          <table:table-cell table:number-columns-repeated="2"/>
          <table:table-cell table:style-name="ce17" office:value-type="string">
            <text:p>Level 0</text:p>
          </table:table-cell>
          <table:table-cell table:style-name="ce24" office:value-type="string">
            <text:p>Description</text:p>
          </table:table-cell>
          <table:table-cell table:style-name="ce28" office:value-type="string">
            <text:p>Level 1</text:p>
          </table:table-cell>
          <table:table-cell table:style-name="ce35" office:value-type="string">
            <text:p>Description</text:p>
          </table:table-cell>
          <table:table-cell table:style-name="ce38" office:value-type="string">
            <text:p>Level 2</text:p>
          </table:table-cell>
          <table:table-cell table:style-name="ce46" office:value-type="string">
            <text:p>Description</text:p>
          </table:table-cell>
          <table:table-cell table:style-name="ce51" office:value-type="string">
            <text:p>Level 3</text:p>
          </table:table-cell>
          <table:table-cell table:style-name="ce58" office:value-type="string">
            <text:p>Description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>
            <text:p>Military</text:p>
          </table:table-cell>
          <table:table-cell table:style-name="ce14"/>
          <table:table-cell table:style-name="ce19" office:value-type="string">
            <text:p>Barracks</text:p>
          </table:table-cell>
          <table:table-cell table:style-name="ce26" office:value-type="string">
            <text:p>+2 XP</text:p>
          </table:table-cell>
          <table:table-cell table:style-name="ce30" office:value-type="string">
            <text:p>Archery Range</text:p>
          </table:table-cell>
          <table:table-cell table:style-name="ce30" office:value-type="string">
            <text:p>+2 XP</text:p>
          </table:table-cell>
          <table:table-cell table:style-name="ce40" office:value-type="string">
            <text:p>Mage Hall</text:p>
          </table:table-cell>
          <table:table-cell table:style-name="ce48" office:value-type="string">
            <text:p>+2 XP</text:p>
          </table:table-cell>
          <table:table-cell table:style-name="ce53" table:number-columns-repeated="2"/>
          <table:table-cell table:style-name="ce14" table:number-columns-repeated="1014"/>
        </table:table-row>
        <table:table-row table:style-name="ro1">
          <table:table-cell table:style-name="ce12"/>
          <table:table-cell table:style-name="ce15"/>
          <table:table-cell table:style-name="ce20"/>
          <table:table-cell/>
          <table:table-cell table:style-name="ce31" office:value-type="string">
            <text:p>Stable</text:p>
          </table:table-cell>
          <table:table-cell office:value-type="string">
            <text:p>+2 XP</text:p>
          </table:table-cell>
          <table:table-cell table:style-name="ce41"/>
          <table:table-cell/>
          <table:table-cell table:style-name="ce54"/>
          <table:table-cell/>
          <table:table-cell table:style-name="ce15" table:number-columns-repeated="1014"/>
        </table:table-row>
        <table:table-row table:style-name="ro1">
          <table:table-cell table:style-name="ce12"/>
          <table:table-cell table:style-name="ce15"/>
          <table:table-cell table:style-name="ce20"/>
          <table:table-cell/>
          <table:table-cell table:style-name="ce31"/>
          <table:table-cell/>
          <table:table-cell table:style-name="ce41"/>
          <table:table-cell/>
          <table:table-cell table:style-name="ce54"/>
          <table:table-cell/>
          <table:table-cell table:style-name="ce15" table:number-columns-repeated="1014"/>
        </table:table-row>
        <table:table-row table:style-name="ro1">
          <table:table-cell table:style-name="ce13"/>
          <table:table-cell table:style-name="ce16"/>
          <table:table-cell table:style-name="ce21"/>
          <table:table-cell table:style-name="ce27"/>
          <table:table-cell table:style-name="ce32" table:number-columns-repeated="2"/>
          <table:table-cell table:style-name="ce42"/>
          <table:table-cell table:style-name="ce49"/>
          <table:table-cell table:style-name="ce55" table:number-columns-repeated="2"/>
          <table:table-cell table:style-name="ce16" table:number-columns-repeated="1014"/>
        </table:table-row>
        <table:table-row table:style-name="ro1">
          <table:table-cell table:style-name="ce12" office:value-type="string">
            <text:p>Defense</text:p>
          </table:table-cell>
          <table:table-cell table:style-name="ce15"/>
          <table:table-cell office:value-type="string">
            <text:p>Inner Walls</text:p>
          </table:table-cell>
          <table:table-cell office:value-type="string">
            <text:p>+15% Defense in City</text:p>
          </table:table-cell>
          <table:table-cell office:value-type="string">
            <text:p>Outer Walls</text:p>
          </table:table-cell>
          <table:table-cell office:value-type="string">
            <text:p>+10% Defense in City</text:p>
          </table:table-cell>
          <table:table-cell office:value-type="string">
            <text:p>Castle</text:p>
          </table:table-cell>
          <table:table-cell table:style-name="ce48" office:value-type="string">
            <text:p>+10% Defense in City</text:p>
          </table:table-cell>
          <table:table-cell table:number-columns-repeated="2"/>
          <table:table-cell table:style-name="ce15" table:number-columns-repeated="1014"/>
        </table:table-row>
        <table:table-row table:style-name="ro1">
          <table:table-cell table:style-name="ce12"/>
          <table:table-cell table:style-name="ce15"/>
          <table:table-cell table:number-columns-repeated="3"/>
          <table:table-cell office:value-type="string">
            <text:p>+10% Defense 1 Square from City</text:p>
          </table:table-cell>
          <table:table-cell office:value-type="string">
            <text:p>Town Watch</text:p>
          </table:table-cell>
          <table:table-cell office:value-type="string">
            <text:p>+1 Visibility from Borders</text:p>
          </table:table-cell>
          <table:table-cell table:number-columns-repeated="2"/>
          <table:table-cell table:style-name="ce15" table:number-columns-repeated="1014"/>
        </table:table-row>
        <table:table-row table:style-name="ro1" table:number-rows-repeated="2">
          <table:table-cell table:style-name="ce12"/>
          <table:table-cell table:style-name="ce15"/>
          <table:table-cell table:number-columns-repeated="8"/>
          <table:table-cell table:style-name="ce15" table:number-columns-repeated="1014"/>
        </table:table-row>
        <table:table-row table:style-name="ro1">
          <table:table-cell table:style-name="ce12"/>
          <table:table-cell table:style-name="ce15"/>
          <table:table-cell table:number-columns-repeated="5"/>
          <table:table-cell table:style-name="ce49"/>
          <table:table-cell table:number-columns-repeated="2"/>
          <table:table-cell table:style-name="ce15" table:number-columns-repeated="1014"/>
        </table:table-row>
        <table:table-row table:style-name="ro1">
          <table:table-cell table:style-name="ce11" office:value-type="string">
            <text:p>Economy</text:p>
          </table:table-cell>
          <table:table-cell table:style-name="ce14"/>
          <table:table-cell table:style-name="ce22"/>
          <table:table-cell table:style-name="ce26"/>
          <table:table-cell table:style-name="ce33" office:value-type="string">
            <text:p>Forge</text:p>
          </table:table-cell>
          <table:table-cell table:style-name="ce36" office:value-type="string">
            <text:p>+2 P</text:p>
          </table:table-cell>
          <table:table-cell table:style-name="ce43" office:value-type="string">
            <text:p>Ironworks</text:p>
          </table:table-cell>
          <table:table-cell table:style-name="ce50" office:value-type="percentage" office:value="0.25">
            <text:p>25%</text:p>
          </table:table-cell>
          <table:table-cell table:style-name="ce56"/>
          <table:table-cell table:style-name="ce53"/>
          <table:table-cell table:style-name="ce14" table:number-columns-repeated="1014"/>
        </table:table-row>
        <table:table-row table:style-name="ro1">
          <table:table-cell table:style-name="ce12"/>
          <table:table-cell table:style-name="ce15"/>
          <table:table-cell table:number-columns-repeated="3"/>
          <table:table-cell table:style-name="ce37"/>
          <table:table-cell table:style-name="ce43" office:value-type="string">
            <text:p>Jeweller</text:p>
          </table:table-cell>
          <table:table-cell table:style-name="ce50" office:value-type="string">
            <text:p>+2 G</text:p>
          </table:table-cell>
          <table:table-cell table:number-columns-repeated="2"/>
          <table:table-cell table:style-name="ce15" table:number-columns-repeated="1014"/>
        </table:table-row>
        <table:table-row table:style-name="ro1">
          <table:table-cell table:style-name="ce12"/>
          <table:table-cell table:style-name="ce15"/>
          <table:table-cell table:number-columns-repeated="3"/>
          <table:table-cell table:style-name="ce37"/>
          <table:table-cell/>
          <table:table-cell table:style-name="ce50"/>
          <table:table-cell table:number-columns-repeated="2"/>
          <table:table-cell table:style-name="ce15" table:number-columns-repeated="1014"/>
        </table:table-row>
        <table:table-row table:style-name="ro1">
          <table:table-cell table:style-name="ce13"/>
          <table:table-cell table:style-name="ce16"/>
          <table:table-cell table:style-name="ce23"/>
          <table:table-cell table:style-name="ce27"/>
          <table:table-cell table:style-name="ce34"/>
          <table:table-cell table:style-name="ce32"/>
          <table:table-cell table:style-name="ce44"/>
          <table:table-cell table:style-name="ce49"/>
          <table:table-cell table:style-name="ce57"/>
          <table:table-cell table:style-name="ce55"/>
          <table:table-cell table:style-name="ce16" table:number-columns-repeated="1014"/>
        </table:table-row>
        <table:table-row table:style-name="ro1">
          <table:table-cell table:style-name="ce12" office:value-type="string">
            <text:p>Health Happiness</text:p>
          </table:table-cell>
          <table:table-cell table:style-name="ce15"/>
          <table:table-cell office:value-type="string">
            <text:p>Herballist</text:p>
          </table:table-cell>
          <table:table-cell table:style-name="ce26" office:value-type="string">
            <text:p>+1H/H</text:p>
          </table:table-cell>
          <table:table-cell table:style-name="ce30" office:value-type="string">
            <text:p>Festival</text:p>
          </table:table-cell>
          <table:table-cell table:style-name="ce30" office:value-type="string">
            <text:p>+1H/H</text:p>
          </table:table-cell>
          <table:table-cell table:style-name="ce45" office:value-type="string">
            <text:p>Theatre</text:p>
          </table:table-cell>
          <table:table-cell table:style-name="ce48" office:value-type="string">
            <text:p>+1H/H</text:p>
          </table:table-cell>
          <table:table-cell table:style-name="ce56" office:value-type="string">
            <text:p>Public Baths</text:p>
          </table:table-cell>
          <table:table-cell table:style-name="ce53" office:value-type="string">
            <text:p>+1H/H</text:p>
          </table:table-cell>
          <table:table-cell table:style-name="ce15" table:number-columns-repeated="1014"/>
        </table:table-row>
        <table:table-row table:style-name="ro1" table:number-rows-repeated="3">
          <table:table-cell table:style-name="ce12"/>
          <table:table-cell table:style-name="ce15"/>
          <table:table-cell table:number-columns-repeated="2"/>
          <table:table-cell table:style-name="ce31"/>
          <table:table-cell table:number-columns-repeated="5"/>
          <table:table-cell table:style-name="ce15" table:number-columns-repeated="1014"/>
        </table:table-row>
        <table:table-row table:style-name="ro1">
          <table:table-cell table:style-name="ce13"/>
          <table:table-cell table:style-name="ce16"/>
          <table:table-cell table:style-name="ce23"/>
          <table:table-cell table:style-name="ce27"/>
          <table:table-cell table:style-name="ce32" table:number-columns-repeated="2"/>
          <table:table-cell table:style-name="ce44"/>
          <table:table-cell table:style-name="ce49"/>
          <table:table-cell table:style-name="ce57"/>
          <table:table-cell table:style-name="ce55"/>
          <table:table-cell table:style-name="ce16" table:number-columns-repeated="101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NZ">
      <number:number number:min-integer-digits="1"/>
    </number:number-style>
    <number:date-style style:name="N8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NZ">
      <number:day/>
      <number:text>-</number:text>
      <number:month number:textual="true"/>
      <number:text>-</number:text>
      <number:year/>
    </number:date-style>
    <number:date-style style:name="N8108" number:language="en" number:country="NZ">
      <number:day/>
      <number:text>-</number:text>
      <number:month number:textual="true"/>
    </number:date-style>
    <number:date-style style:name="N8109" number:language="en" number:country="NZ">
      <number:month number:textual="true"/>
      <number:text>-</number:text>
      <number:year/>
    </number:date-style>
    <number:time-style style:name="N8110" number:language="en" number:country="NZ">
      <number:hours/>
      <number:text>:</number:text>
      <number:minutes number:style="long"/>
      <number:text> </number:text>
      <number:am-pm/>
    </number:time-style>
    <number:time-style style:name="N8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NZ">
      <number:hours/>
      <number:text>:</number:text>
      <number:minutes number:style="long"/>
    </number:time-style>
    <number:time-style style:name="N8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NZ">
      <number:number number:decimal-places="0" number:min-integer-digits="1" number:grouping="true"/>
    </number:number-style>
    <number:number-style style:name="N8115" number:language="en" number:country="NZ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NZ">
      <number:number number:decimal-places="0" number:min-integer-digits="1" number:grouping="true"/>
    </number:number-style>
    <number:number-style style:name="N8116" number:language="en" number:country="NZ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NZ">
      <number:number number:decimal-places="2" number:min-integer-digits="1" number:grouping="true"/>
    </number:number-style>
    <number:number-style style:name="N8117" number:language="en" number:country="NZ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NZ">
      <number:number number:decimal-places="2" number:min-integer-digits="1" number:grouping="true"/>
    </number:number-style>
    <number:number-style style:name="N8118" number:language="en" number:country="NZ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NZ">
      <number:number number:decimal-places="0" number:min-integer-digits="1" number:grouping="true"/>
      <number:text> </number:text>
    </number:number-style>
    <number:number-style style:name="N8122P1" style:volatile="true" number:language="en" number:country="NZ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NZ">
      <number:text> - </number:text>
    </number:number-style>
    <number:text-style style:name="N8122" number:language="en" number:country="NZ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NZ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NZ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NZ">
      <number:currency-symbol/>
      <number:text>- </number:text>
    </number:currency-style>
    <number:text-style style:name="N8126" number:language="en" number:country="NZ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NZ">
      <number:number number:decimal-places="2" number:min-integer-digits="1" number:grouping="true"/>
      <number:text> </number:text>
    </number:number-style>
    <number:number-style style:name="N8130P1" style:volatile="true" number:language="en" number:country="NZ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NZ">
      <number:text> -</number:text>
      <number:number number:decimal-places="0" number:min-integer-digits="0"/>
      <number:text> </number:text>
    </number:number-style>
    <number:text-style style:name="N8130" number:language="en" number:country="NZ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NZ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NZ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NZ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NZ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NZ">
      <number:minutes number:style="long"/>
      <number:text>:</number:text>
      <number:seconds number:style="long"/>
    </number:time-style>
    <number:time-style style:name="N8136" number:language="en" number:country="N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NZ">
      <number:minutes number:style="long"/>
      <number:text>:</number:text>
      <number:seconds number:style="long" number:decimal-places="1"/>
    </number:time-style>
    <number:number-style style:name="N8138" number:language="en" number:country="NZ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28/10/2014</text:date>, <text:time>12:4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ildings" style:display-name="PageStyle_Buil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8T12:44:37.17</dc:date>
    <dc:creator>Bastiaan </dc:creator>
    <meta:generator>OpenOffice/4.0.0$Win32 OpenOffice.org_project/400m3$Build-9702</meta:generator>
    <meta:editing-duration>PT1H9M51S</meta:editing-duration>
    <meta:editing-cycles>18</meta:editing-cycles>
    <meta:document-statistic meta:table-count="3" meta:cell-count="82" meta:object-count="0"/>
  </office:meta>
</office:document-meta>
</file>